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rsid="001a5d1e" officeooo:paragraph-rsid="001a5d1e"/>
    </style:style>
    <style:style style:name="P2" style:family="paragraph" style:parent-style-name="Text_20_body" style:list-style-name="L1">
      <style:text-properties officeooo:rsid="001a5d1e" officeooo:paragraph-rsid="001a5d1e"/>
    </style:style>
    <style:style style:name="P3" style:family="paragraph" style:parent-style-name="Text_20_body">
      <style:text-properties officeooo:rsid="001c318d" officeooo:paragraph-rsid="001c318d"/>
    </style:style>
    <style:style style:name="P4" style:family="paragraph" style:parent-style-name="Text_20_body" style:list-style-name="L1">
      <style:text-properties officeooo:rsid="001ef58f" officeooo:paragraph-rsid="001ef58f"/>
    </style:style>
    <style:style style:name="P5" style:family="paragraph" style:parent-style-name="Heading_20_1">
      <style:text-properties officeooo:rsid="001a5d1e" officeooo:paragraph-rsid="001a5d1e"/>
    </style:style>
    <style:style style:name="P6" style:family="paragraph" style:parent-style-name="Heading_20_3">
      <style:text-properties officeooo:rsid="001a5d1e" officeooo:paragraph-rsid="001a5d1e"/>
    </style:style>
    <style:style style:name="P7" style:family="paragraph" style:parent-style-name="Heading_20_3">
      <style:text-properties officeooo:rsid="001c318d" officeooo:paragraph-rsid="001c318d"/>
    </style:style>
    <style:style style:name="P8" style:family="paragraph" style:parent-style-name="Heading_20_2">
      <style:text-properties officeooo:rsid="001a5d1e" officeooo:paragraph-rsid="001a5d1e"/>
    </style:style>
    <style:style style:name="P9" style:family="paragraph" style:parent-style-name="Title">
      <style:text-properties officeooo:rsid="001a5d1e" officeooo:paragraph-rsid="001a5d1e"/>
    </style:style>
    <style:style style:name="T1" style:family="text">
      <style:text-properties officeooo:rsid="001d8c31"/>
    </style:style>
    <style:style style:name="T2" style:family="text">
      <style:text-properties officeooo:rsid="001e3ec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Распределенна децентрализованная система управления базами данных</text:p>
      <text:h text:style-name="P5" text:outline-level="1">Описание</text:h>
      <text:p text:style-name="P1">Данная система предназначена для децентрализованного хранения, модификации и получения данных.</text:p>
      <text:h text:style-name="P8" text:outline-level="2">Основные проблемы</text:h>
      <text:list xml:id="list2398301472" text:style-name="L1">
        <text:list-item>
          <text:p text:style-name="P2">Отказоустойчивость</text:p>
        </text:list-item>
        <text:list-item>
          <text:p text:style-name="P2">Целостность</text:p>
        </text:list-item>
        <text:list-item>
          <text:p text:style-name="P2">Потенциально опасные узлы, способные нарушить функционирование БД</text:p>
        </text:list-item>
        <text:list-item>
          <text:p text:style-name="P2">Авторизованная модификация данных</text:p>
        </text:list-item>
        <text:list-item>
          <text:p text:style-name="P4">Самоорганизация</text:p>
        </text:list-item>
      </text:list>
      <text:h text:style-name="Heading_20_3" text:outline-level="3">Авторизованная модификация данных. </text:h>
      <text:p text:style-name="P1">Реализуется с применением цифровой подписи. Право на изменение имеет владелец данных (пользователь сети). Также пользователь сети может отказаться от данного права и полностью запретить дальнейшую модификацию данных.</text:p>
      <text:h text:style-name="P6" text:outline-level="3">Потенциально опасные узлы</text:h>
      <text:p text:style-name="P1">Данную проблему возможно решить, применяя технологию blockchain. Это вносит дополнительную вычислительную нагрузку на узлы сети.</text:p>
      <text:h text:style-name="P7" text:outline-level="3">Язык запросов</text:h>
      <text:p text:style-name="P3">Предполагается применение упрощенной версии языка SQL без поддержки хранимых процедур, <text:span text:style-name="T1">множественных</text:span> таблиц и <text:span text:style-name="T1">множественных</text:span> баз данных. <text:span text:style-name="T2">Требуют реализации такие возможности, как поиск, модификация и синхронизаци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21:50:48.450097414</meta:creation-date>
    <meta:generator>LibreOffice/5.4.4.2$Linux_X86_64 LibreOffice_project/40m0$Build-2</meta:generator>
    <dc:date>2018-02-27T22:06:24.160909033</dc:date>
    <meta:editing-duration>PT15M34S</meta:editing-duration>
    <meta:editing-cycles>5</meta:editing-cycles>
    <meta:document-statistic meta:table-count="0" meta:image-count="0" meta:object-count="0" meta:page-count="1" meta:paragraph-count="15" meta:word-count="112" meta:character-count="961" meta:non-whitespace-character-count="868"/>
  </office:meta>
</office:document-meta>
</file>